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233cm" svg:height="14.158cm" svg:x="1.294cm" svg:y="9.402cm">
            <draw:object draw:notify-on-update-of-ranges="Feuille1.A2:Feuille1.A2 Feuille1.A3:Feuille1.A20 Feuille1.B2:Feuille1.B2 Feuille1.B3:Feuille1.B20 Feuille1.C2:Feuille1.C2 Feuille1.C3:Feuille1.C20 Feuille1.D2:Feuille1.D2 Feuille1.D3:Feuille1.D20 Feuille1.E2:Feuille1.E2 Feuille1.E3:Feuille1.E20 Feuille1.F2:Feuille1.F2 Feuille1.F3:Feuille1.F20 Feuille1.G2:Feuille1.G2 Feuille1.G3:Feuille1.G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1 R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_4store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jena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61680698394775" calcext:value-type="float">
            <text:p>1.61680698394775</text:p>
          </table:table-cell>
          <table:table-cell office:value-type="float" office:value="2.96131300926208" calcext:value-type="float">
            <text:p>2.96131300926208</text:p>
          </table:table-cell>
          <table:table-cell office:value-type="float" office:value="1.05478596687317" calcext:value-type="float">
            <text:p>1.05478596687317</text:p>
          </table:table-cell>
          <table:table-cell office:value-type="float" office:value="1.5283899307251" calcext:value-type="float">
            <text:p>1.5283899307251</text:p>
          </table:table-cell>
          <table:table-cell office:value-type="float" office:value="1.33371210098267" calcext:value-type="float">
            <text:p>1.33371210098267</text:p>
          </table:table-cell>
          <table:table-cell office:value-type="float" office:value="6.29055690765381" calcext:value-type="float">
            <text:p>6.29055690765381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0518703460693359" calcext:value-type="float">
            <text:p>0.00518703460693359</text:p>
          </table:table-cell>
          <table:table-cell office:value-type="float" office:value="0.0111689567565918" calcext:value-type="float">
            <text:p>0.0111689567565918</text:p>
          </table:table-cell>
          <table:table-cell office:value-type="float" office:value="0.0482521057128906" calcext:value-type="float">
            <text:p>0.0482521057128906</text:p>
          </table:table-cell>
          <table:table-cell office:value-type="float" office:value="0.0403389930725098" calcext:value-type="float">
            <text:p>0.0403389930725098</text:p>
          </table:table-cell>
          <table:table-cell office:value-type="float" office:value="0.0415489673614502" calcext:value-type="float">
            <text:p>0.0415489673614502</text:p>
          </table:table-cell>
          <table:table-cell office:value-type="float" office:value="0.0474410057067871" calcext:value-type="float">
            <text:p>0.0474410057067871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503935813903809" calcext:value-type="float">
            <text:p>0.503935813903809</text:p>
          </table:table-cell>
          <table:table-cell office:value-type="float" office:value="0.25341796875" calcext:value-type="float">
            <text:p>0.25341796875</text:p>
          </table:table-cell>
          <table:table-cell office:value-type="float" office:value="99.8900599479675" calcext:value-type="float">
            <text:p>99.8900599479675</text:p>
          </table:table-cell>
          <table:table-cell office:value-type="float" office:value="3.74127602577209" calcext:value-type="float">
            <text:p>3.74127602577209</text:p>
          </table:table-cell>
          <table:table-cell office:value-type="float" office:value="1.81260085105896" calcext:value-type="float">
            <text:p>1.81260085105896</text:p>
          </table:table-cell>
          <table:table-cell office:value-type="float" office:value="1.13406300544739" calcext:value-type="float">
            <text:p>1.13406300544739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116775035858154" calcext:value-type="float">
            <text:p>0.116775035858154</text:p>
          </table:table-cell>
          <table:table-cell office:value-type="float" office:value="0.0763649940490723" calcext:value-type="float">
            <text:p>0.0763649940490723</text:p>
          </table:table-cell>
          <table:table-cell office:value-type="float" office:value="0.0335149765014648" calcext:value-type="float">
            <text:p>0.0335149765014648</text:p>
          </table:table-cell>
          <table:table-cell office:value-type="float" office:value="0.0217089653015137" calcext:value-type="float">
            <text:p>0.0217089653015137</text:p>
          </table:table-cell>
          <table:table-cell office:value-type="float" office:value="0.0212540626525879" calcext:value-type="float">
            <text:p>0.0212540626525879</text:p>
          </table:table-cell>
          <table:table-cell office:value-type="float" office:value="0.180497169494629" calcext:value-type="float">
            <text:p>0.180497169494629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464987754821777" calcext:value-type="float">
            <text:p>0.00464987754821777</text:p>
          </table:table-cell>
          <table:table-cell office:value-type="float" office:value="0.0119860172271729" calcext:value-type="float">
            <text:p>0.0119860172271729</text:p>
          </table:table-cell>
          <table:table-cell office:value-type="float" office:value="0.0343599319458008" calcext:value-type="float">
            <text:p>0.0343599319458008</text:p>
          </table:table-cell>
          <table:table-cell office:value-type="float" office:value="0.0213239192962647" calcext:value-type="float">
            <text:p>0.0213239192962647</text:p>
          </table:table-cell>
          <table:table-cell office:value-type="float" office:value="0.0219330787658691" calcext:value-type="float">
            <text:p>0.0219330787658691</text:p>
          </table:table-cell>
          <table:table-cell office:value-type="float" office:value="0.0704238414764404" calcext:value-type="float">
            <text:p>0.0704238414764404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449895858764648" calcext:value-type="float">
            <text:p>0.00449895858764648</text:p>
          </table:table-cell>
          <table:table-cell office:value-type="float" office:value="0.00997591018676758" calcext:value-type="float">
            <text:p>0.00997591018676758</text:p>
          </table:table-cell>
          <table:table-cell office:value-type="float" office:value="0.0326468944549561" calcext:value-type="float">
            <text:p>0.0326468944549561</text:p>
          </table:table-cell>
          <table:table-cell office:value-type="float" office:value="0.0244390964508057" calcext:value-type="float">
            <text:p>0.0244390964508057</text:p>
          </table:table-cell>
          <table:table-cell office:value-type="float" office:value="0.0207479000091553" calcext:value-type="float">
            <text:p>0.0207479000091553</text:p>
          </table:table-cell>
          <table:table-cell office:value-type="float" office:value="0.0755138397216797" calcext:value-type="float">
            <text:p>0.0755138397216797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2.6519889831543" calcext:value-type="float">
            <text:p>2.6519889831543</text:p>
          </table:table-cell>
          <table:table-cell office:value-type="float" office:value="8.51642990112305" calcext:value-type="float">
            <text:p>8.51642990112305</text:p>
          </table:table-cell>
          <table:table-cell office:value-type="float" office:value="0.0540750026702881" calcext:value-type="float">
            <text:p>0.0540750026702881</text:p>
          </table:table-cell>
          <table:table-cell office:value-type="float" office:value="0.0381360054016113" calcext:value-type="float">
            <text:p>0.0381360054016113</text:p>
          </table:table-cell>
          <table:table-cell office:value-type="float" office:value="0.0415341854095459" calcext:value-type="float">
            <text:p>0.0415341854095459</text:p>
          </table:table-cell>
          <table:table-cell office:value-type="float" office:value="865.95316696167" calcext:value-type="float">
            <text:p>865.95316696167</text:p>
          </table:table-cell>
        </table:table-row>
        <table:table-row table:style-name="ro1">
          <table:table-cell office:value-type="string" calcext:value-type="string">
            <text:p>query_sp2b_q5a</text:p>
          </table:table-cell>
          <table:table-cell office:value-type="float" office:value="0.113002061843872" calcext:value-type="float">
            <text:p>0.113002061843872</text:p>
          </table:table-cell>
          <table:table-cell office:value-type="float" office:value="18.0126011371613" calcext:value-type="float">
            <text:p>18.0126011371613</text:p>
          </table:table-cell>
          <table:table-cell office:value-type="float" office:value="0.0463759899139404" calcext:value-type="float">
            <text:p>0.0463759899139404</text:p>
          </table:table-cell>
          <table:table-cell office:value-type="float" office:value="0.032926082611084" calcext:value-type="float">
            <text:p>0.032926082611084</text:p>
          </table:table-cell>
          <table:table-cell office:value-type="float" office:value="0.0322508811950684" calcext:value-type="float">
            <text:p>0.0322508811950684</text:p>
          </table:table-cell>
          <table:table-cell office:value-type="float" office:value="168.160326957703" calcext:value-type="float">
            <text:p>168.160326957703</text:p>
          </table:table-cell>
        </table:table-row>
        <table:table-row table:style-name="ro1">
          <table:table-cell office:value-type="string" calcext:value-type="string">
            <text:p>query_sp2b_q5b</text:p>
          </table:table-cell>
          <table:table-cell office:value-type="float" office:value="0.120161056518555" calcext:value-type="float">
            <text:p>0.120161056518555</text:p>
          </table:table-cell>
          <table:table-cell office:value-type="float" office:value="0.188787937164307" calcext:value-type="float">
            <text:p>0.188787937164307</text:p>
          </table:table-cell>
          <table:table-cell office:value-type="float" office:value="0.0305631160736084" calcext:value-type="float">
            <text:p>0.0305631160736084</text:p>
          </table:table-cell>
          <table:table-cell office:value-type="float" office:value="0.0191471576690674" calcext:value-type="float">
            <text:p>0.0191471576690674</text:p>
          </table:table-cell>
          <table:table-cell office:value-type="float" office:value="0.0187578201293945" calcext:value-type="float">
            <text:p>0.0187578201293945</text:p>
          </table:table-cell>
          <table:table-cell office:value-type="float" office:value="42.9737420082092" calcext:value-type="float">
            <text:p>42.9737420082092</text:p>
          </table:table-cell>
        </table:table-row>
        <table:table-row table:style-name="ro1">
          <table:table-cell office:value-type="string" calcext:value-type="string">
            <text:p>query_sp2b_q6</text:p>
          </table:table-cell>
          <table:table-cell office:value-type="float" office:value="0.343910932540894" calcext:value-type="float">
            <text:p>0.343910932540894</text:p>
          </table:table-cell>
          <table:table-cell office:value-type="float" office:value="14.463604927063" calcext:value-type="float">
            <text:p>14.463604927063</text:p>
          </table:table-cell>
          <table:table-cell office:value-type="float" office:value="0.066331148147583" calcext:value-type="float">
            <text:p>0.066331148147583</text:p>
          </table:table-cell>
          <table:table-cell office:value-type="float" office:value="0.0595080852508545" calcext:value-type="float">
            <text:p>0.0595080852508545</text:p>
          </table:table-cell>
          <table:table-cell office:value-type="float" office:value="0.055905818939209" calcext:value-type="float">
            <text:p>0.055905818939209</text:p>
          </table:table-cell>
          <table:table-cell office:value-type="float" office:value="91.7743029594421" calcext:value-type="float">
            <text:p>91.7743029594421</text:p>
          </table:table-cell>
        </table:table-row>
        <table:table-row table:style-name="ro1">
          <table:table-cell office:value-type="string" calcext:value-type="string">
            <text:p>query_sp2b_q7</text:p>
          </table:table-cell>
          <table:table-cell office:value-type="float" office:value="0.02292799949646" calcext:value-type="float">
            <text:p>0.02292799949646</text:p>
          </table:table-cell>
          <table:table-cell office:value-type="float" office:value="6.55422782897949" calcext:value-type="float">
            <text:p>6.55422782897949</text:p>
          </table:table-cell>
          <table:table-cell office:value-type="float" office:value="0.0648658275604248" calcext:value-type="float">
            <text:p>0.0648658275604248</text:p>
          </table:table-cell>
          <table:table-cell office:value-type="float" office:value="0.0495569705963135" calcext:value-type="float">
            <text:p>0.0495569705963135</text:p>
          </table:table-cell>
          <table:table-cell office:value-type="float" office:value="0.0549349784851074" calcext:value-type="float">
            <text:p>0.0549349784851074</text:p>
          </table:table-cell>
          <table:table-cell office:value-type="float" office:value="38.758013010025" calcext:value-type="float">
            <text:p>38.758013010025</text:p>
          </table:table-cell>
        </table:table-row>
        <table:table-row table:style-name="ro1">
          <table:table-cell office:value-type="string" calcext:value-type="string">
            <text:p>query_sp2b_q8</text:p>
          </table:table-cell>
          <table:table-cell office:value-type="float" office:value="0.0552849769592285" calcext:value-type="float">
            <text:p>0.0552849769592285</text:p>
          </table:table-cell>
          <table:table-cell office:value-type="float" office:value="1.32902002334595" calcext:value-type="float">
            <text:p>1.32902002334595</text:p>
          </table:table-cell>
          <table:table-cell office:value-type="float" office:value="0.108314037322998" calcext:value-type="float">
            <text:p>0.108314037322998</text:p>
          </table:table-cell>
          <table:table-cell office:value-type="float" office:value="0.0884919166564941" calcext:value-type="float">
            <text:p>0.0884919166564941</text:p>
          </table:table-cell>
          <table:table-cell office:value-type="float" office:value="0.0838999748229981" calcext:value-type="float">
            <text:p>0.0838999748229981</text:p>
          </table:table-cell>
          <table:table-cell office:value-type="float" office:value="3.77476596832275" calcext:value-type="float">
            <text:p>3.77476596832275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278570652008057" calcext:value-type="float">
            <text:p>0.0278570652008057</text:p>
          </table:table-cell>
          <table:table-cell office:value-type="float" office:value="0.0624461174011231" calcext:value-type="float">
            <text:p>0.0624461174011231</text:p>
          </table:table-cell>
          <table:table-cell office:value-type="float" office:value="0.0320539474487305" calcext:value-type="float">
            <text:p>0.0320539474487305</text:p>
          </table:table-cell>
          <table:table-cell office:value-type="float" office:value="0.0190150737762451" calcext:value-type="float">
            <text:p>0.0190150737762451</text:p>
          </table:table-cell>
          <table:table-cell office:value-type="float" office:value="0.0186879634857178" calcext:value-type="float">
            <text:p>0.0186879634857178</text:p>
          </table:table-cell>
          <table:table-cell office:value-type="float" office:value="0.170424938201904" calcext:value-type="float">
            <text:p>0.170424938201904</text:p>
          </table:table-cell>
        </table:table-row>
        <table:table-row table:style-name="ro1">
          <table:table-cell office:value-type="string" calcext:value-type="string">
            <text:p>query_sp2b_q10</text:p>
          </table:table-cell>
          <table:table-cell office:value-type="float" office:value="0.0295000076293945" calcext:value-type="float">
            <text:p>0.0295000076293945</text:p>
          </table:table-cell>
          <table:table-cell office:value-type="float" office:value="0.0192310810089111" calcext:value-type="float">
            <text:p>0.0192310810089111</text:p>
          </table:table-cell>
          <table:table-cell office:value-type="float" office:value="0.0192661285400391" calcext:value-type="float">
            <text:p>0.0192661285400391</text:p>
          </table:table-cell>
          <table:table-cell office:value-type="float" office:value="0.00877594947814941" calcext:value-type="float">
            <text:p>0.00877594947814941</text:p>
          </table:table-cell>
          <table:table-cell office:value-type="float" office:value="0.00761103630065918" calcext:value-type="float">
            <text:p>0.00761103630065918</text:p>
          </table:table-cell>
          <table:table-cell office:value-type="float" office:value="0.0234560966491699" calcext:value-type="float">
            <text:p>0.0234560966491699</text:p>
          </table:table-cell>
        </table:table-row>
        <table:table-row table:style-name="ro1">
          <table:table-cell office:value-type="string" calcext:value-type="string">
            <text:p>query_sp2b_q11</text:p>
          </table:table-cell>
          <table:table-cell office:value-type="float" office:value="0.0150420665740967" calcext:value-type="float">
            <text:p>0.0150420665740967</text:p>
          </table:table-cell>
          <table:table-cell office:value-type="float" office:value="0.0182468891143799" calcext:value-type="float">
            <text:p>0.0182468891143799</text:p>
          </table:table-cell>
          <table:table-cell office:value-type="float" office:value="0.0263528823852539" calcext:value-type="float">
            <text:p>0.0263528823852539</text:p>
          </table:table-cell>
          <table:table-cell office:value-type="float" office:value="0.0157091617584229" calcext:value-type="float">
            <text:p>0.0157091617584229</text:p>
          </table:table-cell>
          <table:table-cell office:value-type="float" office:value="0.0148580074310303" calcext:value-type="float">
            <text:p>0.0148580074310303</text:p>
          </table:table-cell>
          <table:table-cell office:value-type="float" office:value="0.10958194732666" calcext:value-type="float">
            <text:p>0.10958194732666</text:p>
          </table:table-cell>
        </table:table-row>
        <table:table-row table:style-name="ro1">
          <table:table-cell office:value-type="string" calcext:value-type="string">
            <text:p>query_sp2b_q12a</text:p>
          </table:table-cell>
          <table:table-cell office:value-type="float" office:value="0.0169780254364014" calcext:value-type="float">
            <text:p>0.0169780254364014</text:p>
          </table:table-cell>
          <table:table-cell office:value-type="float" office:value="8.56607699394226" calcext:value-type="float">
            <text:p>8.56607699394226</text:p>
          </table:table-cell>
          <table:table-cell office:value-type="float" office:value="37.0666999816895" calcext:value-type="float">
            <text:p>37.0666999816895</text:p>
          </table:table-cell>
          <table:table-cell office:value-type="float" office:value="0.204651832580566" calcext:value-type="float">
            <text:p>0.204651832580566</text:p>
          </table:table-cell>
          <table:table-cell office:value-type="float" office:value="2.38220000267029" calcext:value-type="float">
            <text:p>2.38220000267029</text:p>
          </table:table-cell>
          <table:table-cell office:value-type="float" office:value="0.024677038192749" calcext:value-type="float">
            <text:p>0.024677038192749</text:p>
          </table:table-cell>
        </table:table-row>
        <table:table-row table:style-name="ro1">
          <table:table-cell office:value-type="string" calcext:value-type="string">
            <text:p>query_sp2b_q12b</text:p>
          </table:table-cell>
          <table:table-cell office:value-type="float" office:value="0.0232341289520264" calcext:value-type="float">
            <text:p>0.0232341289520264</text:p>
          </table:table-cell>
          <table:table-cell office:value-type="float" office:value="1.24878692626953" calcext:value-type="float">
            <text:p>1.24878692626953</text:p>
          </table:table-cell>
          <table:table-cell office:value-type="float" office:value="4307.2199420929" calcext:value-type="float">
            <text:p>4307.2199420929</text:p>
          </table:table-cell>
          <table:table-cell office:value-type="float" office:value="247.352915048599" calcext:value-type="float">
            <text:p>247.352915048599</text:p>
          </table:table-cell>
          <table:table-cell office:value-type="float" office:value="136.860033035278" calcext:value-type="float">
            <text:p>136.860033035278</text:p>
          </table:table-cell>
          <table:table-cell office:value-type="float" office:value="0.575911045074463" calcext:value-type="float">
            <text:p>0.575911045074463</text:p>
          </table:table-cell>
        </table:table-row>
        <table:table-row table:style-name="ro1">
          <table:table-cell office:value-type="string" calcext:value-type="string">
            <text:p>query_sp2b_q12c</text:p>
          </table:table-cell>
          <table:table-cell office:value-type="float" office:value="0.00339388847351074" calcext:value-type="float">
            <text:p>0.00339388847351074</text:p>
          </table:table-cell>
          <table:table-cell office:value-type="float" office:value="0.00672698020935059" calcext:value-type="float">
            <text:p>0.00672698020935059</text:p>
          </table:table-cell>
          <table:table-cell office:value-type="float" office:value="0.0300838947296143" calcext:value-type="float">
            <text:p>0.0300838947296143</text:p>
          </table:table-cell>
          <table:table-cell office:value-type="float" office:value="0.0130870342254639" calcext:value-type="float">
            <text:p>0.0130870342254639</text:p>
          </table:table-cell>
          <table:table-cell office:value-type="float" office:value="0.00969004631042481" calcext:value-type="float">
            <text:p>0.00969004631042481</text:p>
          </table:table-cell>
          <table:table-cell office:value-type="float" office:value="0.0219449996948242" calcext:value-type="float">
            <text:p>0.0219449996948242</text:p>
          </table:table-cell>
        </table:table-row>
      </table:table>
      <table:named-expressions/>
      <table:database-ranges>
        <table:database-range table:name="__Anonymous_Sheet_DB__0" table:target-range-address="Feuille1.A3:Feuille1.D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16:05:36.2813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16:44:48.238770000</dc:date>
    <dc:creator>Vincent Llorens</dc:creator>
    <meta:generator>LibreOffice/4.2.1.1$MacOSX_X86_64 LibreOffice_project/d7dbbd7842e6a58b0f521599204e827654e1fb8b</meta:generator>
    <meta:editing-duration>PT39M49S</meta:editing-duration>
    <meta:editing-cycles>7</meta:editing-cycles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34cm" svg:height="14.159cm" xlink:href=".." xlink:type="simple" chart:class="chart:bar" chart:style-name="ch1">
        <chart:legend chart:legend-position="end" svg:x="24.976cm" svg:y="5.559cm" style:legend-expansion="high" chart:style-name="ch2"/>
        <chart:plot-area chart:style-name="ch3" table:cell-range-address="Feuille1.A2:Feuille1.G20" chart:data-source-has-labels="both" svg:x="1.548cm" svg:y="1.267cm" svg:width="22.34cm" svg:height="12.189cm">
          <chartooo:coordinate-region svg:x="2.784cm" svg:y="1.462cm" svg:width="21.104cm" svg:height="9.471cm"/>
          <chart:axis chart:dimension="x" chart:name="primary-x" chart:style-name="ch4" chartooo:axis-type="auto">
            <chartooo:date-scale/>
            <chart:categories table:cell-range-address="Feuille1.A3:Feuille1.A20"/>
          </chart:axis>
          <chart:axis chart:dimension="y" chart:name="primary-y" chart:style-name="ch5">
            <chart:title svg:x="0.451cm" svg:y="7.95cm" chart:style-name="ch6">
              <text:p>time (s)</text:p>
            </chart:title>
            <chart:grid chart:style-name="ch7" chart:class="major"/>
          </chart:axis>
          <chart:series chart:style-name="ch8" chart:values-cell-range-address="Feuille1.B3:Feuille1.B20" chart:label-cell-address="Feuille1.B2:Feuille1.B2" chart:class="chart:bar">
            <chart:data-point chart:repeated="18"/>
          </chart:series>
          <chart:series chart:style-name="ch9" chart:values-cell-range-address="Feuille1.C3:Feuille1.C20" chart:label-cell-address="Feuille1.C2:Feuille1.C2" chart:class="chart:bar">
            <chart:data-point chart:repeated="18"/>
          </chart:series>
          <chart:series chart:style-name="ch10" chart:values-cell-range-address="Feuille1.D3:Feuille1.D20" chart:label-cell-address="Feuille1.D2:Feuille1.D2" chart:class="chart:bar">
            <chart:data-point chart:repeated="18"/>
          </chart:series>
          <chart:series chart:style-name="ch11" chart:values-cell-range-address="Feuille1.E3:Feuille1.E20" chart:label-cell-address="Feuille1.E2:Feuille1.E2" chart:class="chart:bar">
            <chart:data-point chart:repeated="18"/>
          </chart:series>
          <chart:series chart:style-name="ch12" chart:values-cell-range-address="Feuille1.F3:Feuille1.F20" chart:label-cell-address="Feuille1.F2:Feuille1.F2" chart:class="chart:bar">
            <chart:data-point chart:repeated="18"/>
          </chart:series>
          <chart:series chart:style-name="ch13" chart:values-cell-range-address="Feuille1.G3:Feuille1.G20" chart:label-cell-address="Feuille1.G2:Feuille1.G2" chart:class="chart:ba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rtuoso</text:p>
                <draw:g>
                  <svg:desc>Feuille1.B2:Feuille1.B2</svg:desc>
                </draw:g>
              </table:table-cell>
              <table:table-cell office:value-type="string">
                <text:p>_4store</text:p>
                <draw:g>
                  <svg:desc>Feuille1.C2:Feuille1.C2</svg:desc>
                </draw:g>
              </table:table-cell>
              <table:table-cell office:value-type="string">
                <text:p>postgres</text:p>
                <draw:g>
                  <svg:desc>Feuille1.D2:Feuille1.D2</svg:desc>
                </draw:g>
              </table:table-cell>
              <table:table-cell office:value-type="string">
                <text:p>sleepycat</text:p>
                <draw:g>
                  <svg:desc>Feuille1.E2:Feuille1.E2</svg:desc>
                </draw:g>
              </table:table-cell>
              <table:table-cell office:value-type="string">
                <text:p>Memory</text:p>
                <draw:g>
                  <svg:desc>Feuille1.F2:Feuille1.F2</svg:desc>
                </draw:g>
              </table:table-cell>
              <table:table-cell office:value-type="string">
                <text:p>jena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_all</text:p>
                <draw:g>
                  <svg:desc>Feuille1.A3:Feuille1.A20</svg:desc>
                </draw:g>
              </table:table-cell>
              <table:table-cell office:value-type="float" office:value="1.61680698394775">
                <text:p>1.61680698394775</text:p>
                <draw:g>
                  <svg:desc>Feuille1.B3:Feuille1.B20</svg:desc>
                </draw:g>
              </table:table-cell>
              <table:table-cell office:value-type="float" office:value="2.96131300926208">
                <text:p>2.96131300926208</text:p>
                <draw:g>
                  <svg:desc>Feuille1.C3:Feuille1.C20</svg:desc>
                </draw:g>
              </table:table-cell>
              <table:table-cell office:value-type="float" office:value="1.05478596687317">
                <text:p>1.05478596687317</text:p>
                <draw:g>
                  <svg:desc>Feuille1.D3:Feuille1.D20</svg:desc>
                </draw:g>
              </table:table-cell>
              <table:table-cell office:value-type="float" office:value="1.5283899307251">
                <text:p>1.5283899307251</text:p>
                <draw:g>
                  <svg:desc>Feuille1.E3:Feuille1.E20</svg:desc>
                </draw:g>
              </table:table-cell>
              <table:table-cell office:value-type="float" office:value="1.33371210098267">
                <text:p>1.33371210098267</text:p>
                <draw:g>
                  <svg:desc>Feuille1.F3:Feuille1.F20</svg:desc>
                </draw:g>
              </table:table-cell>
              <table:table-cell office:value-type="float" office:value="6.29055690765381">
                <text:p>6.29055690765381</text:p>
                <draw:g>
                  <svg:desc>Feuille1.G3:Feuille1.G20</svg:desc>
                </draw:g>
              </table:table-cell>
            </table:table-row>
            <table:table-row>
              <table:table-cell office:value-type="string">
                <text:p>query_sp2b_q1</text:p>
              </table:table-cell>
              <table:table-cell office:value-type="float" office:value="0.00518703460693359">
                <text:p>0.00518703460693359</text:p>
              </table:table-cell>
              <table:table-cell office:value-type="float" office:value="0.0111689567565918">
                <text:p>0.0111689567565918</text:p>
              </table:table-cell>
              <table:table-cell office:value-type="float" office:value="0.0482521057128906">
                <text:p>0.0482521057128906</text:p>
              </table:table-cell>
              <table:table-cell office:value-type="float" office:value="0.0403389930725098">
                <text:p>0.0403389930725098</text:p>
              </table:table-cell>
              <table:table-cell office:value-type="float" office:value="0.0415489673614502">
                <text:p>0.0415489673614502</text:p>
              </table:table-cell>
              <table:table-cell office:value-type="float" office:value="0.0474410057067871">
                <text:p>0.0474410057067871</text:p>
              </table:table-cell>
            </table:table-row>
            <table:table-row>
              <table:table-cell office:value-type="string">
                <text:p>query_sp2b_q2</text:p>
              </table:table-cell>
              <table:table-cell office:value-type="float" office:value="0.503935813903809">
                <text:p>0.503935813903809</text:p>
              </table:table-cell>
              <table:table-cell office:value-type="float" office:value="0.25341796875">
                <text:p>0.25341796875</text:p>
              </table:table-cell>
              <table:table-cell office:value-type="float" office:value="99.8900599479675">
                <text:p>99.8900599479675</text:p>
              </table:table-cell>
              <table:table-cell office:value-type="float" office:value="3.74127602577209">
                <text:p>3.74127602577209</text:p>
              </table:table-cell>
              <table:table-cell office:value-type="float" office:value="1.81260085105896">
                <text:p>1.81260085105896</text:p>
              </table:table-cell>
              <table:table-cell office:value-type="float" office:value="1.13406300544739">
                <text:p>1.13406300544739</text:p>
              </table:table-cell>
            </table:table-row>
            <table:table-row>
              <table:table-cell office:value-type="string">
                <text:p>query_sp2b_q3a</text:p>
              </table:table-cell>
              <table:table-cell office:value-type="float" office:value="0.116775035858154">
                <text:p>0.116775035858154</text:p>
              </table:table-cell>
              <table:table-cell office:value-type="float" office:value="0.0763649940490723">
                <text:p>0.0763649940490723</text:p>
              </table:table-cell>
              <table:table-cell office:value-type="float" office:value="0.0335149765014648">
                <text:p>0.0335149765014648</text:p>
              </table:table-cell>
              <table:table-cell office:value-type="float" office:value="0.0217089653015137">
                <text:p>0.0217089653015137</text:p>
              </table:table-cell>
              <table:table-cell office:value-type="float" office:value="0.0212540626525879">
                <text:p>0.0212540626525879</text:p>
              </table:table-cell>
              <table:table-cell office:value-type="float" office:value="0.180497169494629">
                <text:p>0.180497169494629</text:p>
              </table:table-cell>
            </table:table-row>
            <table:table-row>
              <table:table-cell office:value-type="string">
                <text:p>query_sp2b_q3b</text:p>
              </table:table-cell>
              <table:table-cell office:value-type="float" office:value="0.00464987754821777">
                <text:p>0.00464987754821777</text:p>
              </table:table-cell>
              <table:table-cell office:value-type="float" office:value="0.0119860172271729">
                <text:p>0.0119860172271729</text:p>
              </table:table-cell>
              <table:table-cell office:value-type="float" office:value="0.0343599319458008">
                <text:p>0.0343599319458008</text:p>
              </table:table-cell>
              <table:table-cell office:value-type="float" office:value="0.0213239192962647">
                <text:p>0.0213239192962647</text:p>
              </table:table-cell>
              <table:table-cell office:value-type="float" office:value="0.0219330787658691">
                <text:p>0.0219330787658691</text:p>
              </table:table-cell>
              <table:table-cell office:value-type="float" office:value="0.0704238414764404">
                <text:p>0.0704238414764404</text:p>
              </table:table-cell>
            </table:table-row>
            <table:table-row>
              <table:table-cell office:value-type="string">
                <text:p>query_sp2b_q3c</text:p>
              </table:table-cell>
              <table:table-cell office:value-type="float" office:value="0.00449895858764648">
                <text:p>0.00449895858764648</text:p>
              </table:table-cell>
              <table:table-cell office:value-type="float" office:value="0.00997591018676758">
                <text:p>0.00997591018676758</text:p>
              </table:table-cell>
              <table:table-cell office:value-type="float" office:value="0.0326468944549561">
                <text:p>0.0326468944549561</text:p>
              </table:table-cell>
              <table:table-cell office:value-type="float" office:value="0.0244390964508057">
                <text:p>0.0244390964508057</text:p>
              </table:table-cell>
              <table:table-cell office:value-type="float" office:value="0.0207479000091553">
                <text:p>0.0207479000091553</text:p>
              </table:table-cell>
              <table:table-cell office:value-type="float" office:value="0.0755138397216797">
                <text:p>0.0755138397216797</text:p>
              </table:table-cell>
            </table:table-row>
            <table:table-row>
              <table:table-cell office:value-type="string">
                <text:p>query_sp2b_q4</text:p>
              </table:table-cell>
              <table:table-cell office:value-type="float" office:value="2.6519889831543">
                <text:p>2.6519889831543</text:p>
              </table:table-cell>
              <table:table-cell office:value-type="float" office:value="8.51642990112305">
                <text:p>8.51642990112305</text:p>
              </table:table-cell>
              <table:table-cell office:value-type="float" office:value="0.0540750026702881">
                <text:p>0.0540750026702881</text:p>
              </table:table-cell>
              <table:table-cell office:value-type="float" office:value="0.0381360054016113">
                <text:p>0.0381360054016113</text:p>
              </table:table-cell>
              <table:table-cell office:value-type="float" office:value="0.0415341854095459">
                <text:p>0.0415341854095459</text:p>
              </table:table-cell>
              <table:table-cell office:value-type="float" office:value="865.95316696167">
                <text:p>865.95316696167</text:p>
              </table:table-cell>
            </table:table-row>
            <table:table-row>
              <table:table-cell office:value-type="string">
                <text:p>query_sp2b_q5a</text:p>
              </table:table-cell>
              <table:table-cell office:value-type="float" office:value="0.113002061843872">
                <text:p>0.113002061843872</text:p>
              </table:table-cell>
              <table:table-cell office:value-type="float" office:value="18.0126011371613">
                <text:p>18.0126011371613</text:p>
              </table:table-cell>
              <table:table-cell office:value-type="float" office:value="0.0463759899139404">
                <text:p>0.0463759899139404</text:p>
              </table:table-cell>
              <table:table-cell office:value-type="float" office:value="0.032926082611084">
                <text:p>0.032926082611084</text:p>
              </table:table-cell>
              <table:table-cell office:value-type="float" office:value="0.0322508811950684">
                <text:p>0.0322508811950684</text:p>
              </table:table-cell>
              <table:table-cell office:value-type="float" office:value="168.160326957703">
                <text:p>168.160326957703</text:p>
              </table:table-cell>
            </table:table-row>
            <table:table-row>
              <table:table-cell office:value-type="string">
                <text:p>query_sp2b_q5b</text:p>
              </table:table-cell>
              <table:table-cell office:value-type="float" office:value="0.120161056518555">
                <text:p>0.120161056518555</text:p>
              </table:table-cell>
              <table:table-cell office:value-type="float" office:value="0.188787937164307">
                <text:p>0.188787937164307</text:p>
              </table:table-cell>
              <table:table-cell office:value-type="float" office:value="0.0305631160736084">
                <text:p>0.0305631160736084</text:p>
              </table:table-cell>
              <table:table-cell office:value-type="float" office:value="0.0191471576690674">
                <text:p>0.0191471576690674</text:p>
              </table:table-cell>
              <table:table-cell office:value-type="float" office:value="0.0187578201293945">
                <text:p>0.0187578201293945</text:p>
              </table:table-cell>
              <table:table-cell office:value-type="float" office:value="42.9737420082092">
                <text:p>42.9737420082092</text:p>
              </table:table-cell>
            </table:table-row>
            <table:table-row>
              <table:table-cell office:value-type="string">
                <text:p>query_sp2b_q6</text:p>
              </table:table-cell>
              <table:table-cell office:value-type="float" office:value="0.343910932540894">
                <text:p>0.343910932540894</text:p>
              </table:table-cell>
              <table:table-cell office:value-type="float" office:value="14.463604927063">
                <text:p>14.463604927063</text:p>
              </table:table-cell>
              <table:table-cell office:value-type="float" office:value="0.066331148147583">
                <text:p>0.066331148147583</text:p>
              </table:table-cell>
              <table:table-cell office:value-type="float" office:value="0.0595080852508545">
                <text:p>0.0595080852508545</text:p>
              </table:table-cell>
              <table:table-cell office:value-type="float" office:value="0.055905818939209">
                <text:p>0.055905818939209</text:p>
              </table:table-cell>
              <table:table-cell office:value-type="float" office:value="91.7743029594421">
                <text:p>91.7743029594421</text:p>
              </table:table-cell>
            </table:table-row>
            <table:table-row>
              <table:table-cell office:value-type="string">
                <text:p>query_sp2b_q7</text:p>
              </table:table-cell>
              <table:table-cell office:value-type="float" office:value="0.02292799949646">
                <text:p>0.02292799949646</text:p>
              </table:table-cell>
              <table:table-cell office:value-type="float" office:value="6.55422782897949">
                <text:p>6.55422782897949</text:p>
              </table:table-cell>
              <table:table-cell office:value-type="float" office:value="0.0648658275604248">
                <text:p>0.0648658275604248</text:p>
              </table:table-cell>
              <table:table-cell office:value-type="float" office:value="0.0495569705963135">
                <text:p>0.0495569705963135</text:p>
              </table:table-cell>
              <table:table-cell office:value-type="float" office:value="0.0549349784851074">
                <text:p>0.0549349784851074</text:p>
              </table:table-cell>
              <table:table-cell office:value-type="float" office:value="38.758013010025">
                <text:p>38.758013010025</text:p>
              </table:table-cell>
            </table:table-row>
            <table:table-row>
              <table:table-cell office:value-type="string">
                <text:p>query_sp2b_q8</text:p>
              </table:table-cell>
              <table:table-cell office:value-type="float" office:value="0.0552849769592285">
                <text:p>0.0552849769592285</text:p>
              </table:table-cell>
              <table:table-cell office:value-type="float" office:value="1.32902002334595">
                <text:p>1.32902002334595</text:p>
              </table:table-cell>
              <table:table-cell office:value-type="float" office:value="0.108314037322998">
                <text:p>0.108314037322998</text:p>
              </table:table-cell>
              <table:table-cell office:value-type="float" office:value="0.0884919166564941">
                <text:p>0.0884919166564941</text:p>
              </table:table-cell>
              <table:table-cell office:value-type="float" office:value="0.0838999748229981">
                <text:p>0.0838999748229981</text:p>
              </table:table-cell>
              <table:table-cell office:value-type="float" office:value="3.77476596832275">
                <text:p>3.77476596832275</text:p>
              </table:table-cell>
            </table:table-row>
            <table:table-row>
              <table:table-cell office:value-type="string">
                <text:p>query_sp2b_q9</text:p>
              </table:table-cell>
              <table:table-cell office:value-type="float" office:value="0.0278570652008057">
                <text:p>0.0278570652008057</text:p>
              </table:table-cell>
              <table:table-cell office:value-type="float" office:value="0.0624461174011231">
                <text:p>0.0624461174011231</text:p>
              </table:table-cell>
              <table:table-cell office:value-type="float" office:value="0.0320539474487305">
                <text:p>0.0320539474487305</text:p>
              </table:table-cell>
              <table:table-cell office:value-type="float" office:value="0.0190150737762451">
                <text:p>0.0190150737762451</text:p>
              </table:table-cell>
              <table:table-cell office:value-type="float" office:value="0.0186879634857178">
                <text:p>0.0186879634857178</text:p>
              </table:table-cell>
              <table:table-cell office:value-type="float" office:value="0.170424938201904">
                <text:p>0.170424938201904</text:p>
              </table:table-cell>
            </table:table-row>
            <table:table-row>
              <table:table-cell office:value-type="string">
                <text:p>query_sp2b_q10</text:p>
              </table:table-cell>
              <table:table-cell office:value-type="float" office:value="0.0295000076293945">
                <text:p>0.0295000076293945</text:p>
              </table:table-cell>
              <table:table-cell office:value-type="float" office:value="0.0192310810089111">
                <text:p>0.0192310810089111</text:p>
              </table:table-cell>
              <table:table-cell office:value-type="float" office:value="0.0192661285400391">
                <text:p>0.0192661285400391</text:p>
              </table:table-cell>
              <table:table-cell office:value-type="float" office:value="0.00877594947814941">
                <text:p>0.00877594947814941</text:p>
              </table:table-cell>
              <table:table-cell office:value-type="float" office:value="0.00761103630065918">
                <text:p>0.00761103630065918</text:p>
              </table:table-cell>
              <table:table-cell office:value-type="float" office:value="0.0234560966491699">
                <text:p>0.0234560966491699</text:p>
              </table:table-cell>
            </table:table-row>
            <table:table-row>
              <table:table-cell office:value-type="string">
                <text:p>query_sp2b_q11</text:p>
              </table:table-cell>
              <table:table-cell office:value-type="float" office:value="0.0150420665740967">
                <text:p>0.0150420665740967</text:p>
              </table:table-cell>
              <table:table-cell office:value-type="float" office:value="0.0182468891143799">
                <text:p>0.0182468891143799</text:p>
              </table:table-cell>
              <table:table-cell office:value-type="float" office:value="0.0263528823852539">
                <text:p>0.0263528823852539</text:p>
              </table:table-cell>
              <table:table-cell office:value-type="float" office:value="0.0157091617584229">
                <text:p>0.0157091617584229</text:p>
              </table:table-cell>
              <table:table-cell office:value-type="float" office:value="0.0148580074310303">
                <text:p>0.0148580074310303</text:p>
              </table:table-cell>
              <table:table-cell office:value-type="float" office:value="0.10958194732666">
                <text:p>0.10958194732666</text:p>
              </table:table-cell>
            </table:table-row>
            <table:table-row>
              <table:table-cell office:value-type="string">
                <text:p>query_sp2b_q12a</text:p>
              </table:table-cell>
              <table:table-cell office:value-type="float" office:value="0.0169780254364014">
                <text:p>0.0169780254364014</text:p>
              </table:table-cell>
              <table:table-cell office:value-type="float" office:value="8.56607699394226">
                <text:p>8.56607699394226</text:p>
              </table:table-cell>
              <table:table-cell office:value-type="float" office:value="37.0666999816895">
                <text:p>37.0666999816895</text:p>
              </table:table-cell>
              <table:table-cell office:value-type="float" office:value="0.204651832580566">
                <text:p>0.204651832580566</text:p>
              </table:table-cell>
              <table:table-cell office:value-type="float" office:value="2.38220000267029">
                <text:p>2.38220000267029</text:p>
              </table:table-cell>
              <table:table-cell office:value-type="float" office:value="0.024677038192749">
                <text:p>0.024677038192749</text:p>
              </table:table-cell>
            </table:table-row>
            <table:table-row>
              <table:table-cell office:value-type="string">
                <text:p>query_sp2b_q12b</text:p>
              </table:table-cell>
              <table:table-cell office:value-type="float" office:value="0.0232341289520264">
                <text:p>0.0232341289520264</text:p>
              </table:table-cell>
              <table:table-cell office:value-type="float" office:value="1.24878692626953">
                <text:p>1.24878692626953</text:p>
              </table:table-cell>
              <table:table-cell office:value-type="float" office:value="4307.2199420929">
                <text:p>4307.2199420929</text:p>
              </table:table-cell>
              <table:table-cell office:value-type="float" office:value="247.352915048599">
                <text:p>247.352915048599</text:p>
              </table:table-cell>
              <table:table-cell office:value-type="float" office:value="136.860033035278">
                <text:p>136.860033035278</text:p>
              </table:table-cell>
              <table:table-cell office:value-type="float" office:value="0.575911045074463">
                <text:p>0.575911045074463</text:p>
              </table:table-cell>
            </table:table-row>
            <table:table-row>
              <table:table-cell office:value-type="string">
                <text:p>query_sp2b_q12c</text:p>
              </table:table-cell>
              <table:table-cell office:value-type="float" office:value="0.00339388847351074">
                <text:p>0.00339388847351074</text:p>
              </table:table-cell>
              <table:table-cell office:value-type="float" office:value="0.00672698020935059">
                <text:p>0.00672698020935059</text:p>
              </table:table-cell>
              <table:table-cell office:value-type="float" office:value="0.0300838947296143">
                <text:p>0.0300838947296143</text:p>
              </table:table-cell>
              <table:table-cell office:value-type="float" office:value="0.0130870342254639">
                <text:p>0.0130870342254639</text:p>
              </table:table-cell>
              <table:table-cell office:value-type="float" office:value="0.00969004631042481">
                <text:p>0.00969004631042481</text:p>
              </table:table-cell>
              <table:table-cell office:value-type="float" office:value="0.0219449996948242">
                <text:p>0.0219449996948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